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171" officeooo:paragraph-rsid="0006b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5:46:22.322575672</meta:creation-date>
    <dc:date>2023-09-08T05:47:42.998375547</dc:date>
    <meta:editing-duration>PT1M2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7.3.7.2$Linux_X86_64 LibreOffice_project/30$Build-2</meta:generator>
  </office:meta>
</office:document-meta>
</file>